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2.75cm" fo:min-width="2.5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cm" draw:marker-start-width="0.3cm" draw:marker-end-width="0.3cm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fill-color="#ffffcc" draw:textarea-horizontal-align="center" draw:textarea-vertical-align="middle"/>
    </style:style>
    <style:style style:name="gr7" style:family="graphic" style:parent-style-name="standard">
      <style:graphic-properties draw:fill-color="#ffffcc" draw:textarea-horizontal-align="justify" draw:textarea-vertical-align="middle"/>
    </style:style>
    <style:style style:name="gr8" style:family="graphic" style:parent-style-name="standard">
      <style:graphic-properties draw:fill-color="#ffcc99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1.25cm" fo:min-width="2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solid" draw:fill-color="#ffff99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.436cm"/>
    </style:style>
    <style:style style:name="gr19" style:family="graphic" style:parent-style-name="standard">
      <style:graphic-properties draw:fill="solid" draw:fill-color="#ffcc99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draw:auto-grow-height="true" fo:min-height="13.336cm"/>
    </style:style>
    <style:style style:name="pr3" style:family="presentation" style:parent-style-name="faktor10-folien-outline1">
      <style:graphic-properties draw:fill-color="#ffffff" draw:auto-grow-height="true" fo:min-height="11.96cm"/>
    </style:style>
    <style:style style:name="pr4" style:family="presentation" style:parent-style-name="faktor10-folien-notes">
      <style:graphic-properties draw:fill-color="#ffffff" fo:min-height="13.336cm"/>
    </style:style>
    <style:style style:name="pr5" style:family="presentation" style:parent-style-name="faktor10-folien-outline1">
      <style:graphic-properties draw:fill-color="#ffffff" draw:auto-grow-height="true" fo:min-height="7.585cm"/>
    </style:style>
    <style:style style:name="pr6" style:family="presentation" style:parent-style-name="faktor10-folien-outline1">
      <style:graphic-properties draw:fill-color="#ffffff" draw:auto-grow-height="true" fo:min-height="5.2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5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0pt"/>
    </style:style>
    <style:style style:name="P6" style:family="paragraph">
      <style:paragraph-properties fo:text-align="center"/>
      <style:text-properties fo:font-size="20pt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48pt"/>
    </style:style>
    <style:style style:name="T2" style:family="text">
      <style:text-properties fo:font-size="20pt"/>
    </style:style>
    <style:style style:name="T3" style:family="text">
      <style:text-properties fo:font-size="14pt"/>
    </style:style>
    <style:style style:name="T4" style:family="text">
      <style:text-properties fo:font-size="16pt" fo:font-weight="bold"/>
    </style:style>
    <style:style style:name="T5" style:family="text">
      <style:text-properties fo:font-size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office:forms form:automatic-focus="false" form:apply-design-mode="false"/>
        <draw:frame presentation:style-name="pr1" draw:text-style-name="P1" draw:layer="layout" svg:width="23.645cm" svg:height="5.043cm" svg:x="2.605cm" svg:y="6.457cm" presentation:class="title" presentation:user-transformed="true">
          <draw:text-box>
            <text:p text:style-name="P1"><text:span text:style-name="T1">Faktor-IPS</text:span><text:line-break/><text:line-break/>Überblick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Faktor-IPS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Faktor-IPS ist ein Werkzeug zur modellgetriebenen Entwicklung versicherungsfachlicher Systeme. </text:p>
              </text:list-item>
            </text:list>
            <text:list text:style-name="L2">
              <text:list-item>
                <text:p text:style-name="P2">Besonderer Focus liegt auf der einheitlichen Abbildung des Produktwissens. <text:s/></text:p>
              </text:list-item>
            </text:list>
            <text:list text:style-name="L2">
              <text:list-item>
                <text:p text:style-name="P2">Mit Faktor-IPS werden die fachlichen Modelle und die Produktinformationen verwaltet 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Grundidee modellgetriebener Softwareentwicklung</text:p>
          </draw:text-box>
        </draw:frame>
        <draw:rect draw:style-name="gr2" draw:text-style-name="P3" draw:layer="layout" svg:width="7.5cm" svg:height="5.75cm" svg:x="2.75cm" svg:y="12.048cm">
          <text:p text:style-name="P1"/>
        </draw:rect>
        <draw:frame draw:style-name="gr3" draw:text-style-name="P1" draw:id="id2" draw:layer="layout" svg:width="3.75cm" svg:height="2.75cm" svg:x="24.75cm" svg:y="6.5cm">
          <draw:text-box>
            <text:p text:style-name="P1">DSL</text:p>
          </draw:text-box>
        </draw:frame>
        <draw:custom-shape draw:style-name="gr4" draw:text-style-name="P5" draw:id="id1" draw:layer="layout" svg:width="4.75cm" svg:height="2.75cm" svg:x="18.25cm" svg:y="6.5cm">
          <text:p text:style-name="P4"><text:span text:style-name="T2">Applikations-</text:span></text:p>
          <text:p text:style-name="P4"><text:span text:style-name="T2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12.5cm" svg:y1="6.5cm" svg:x2="12.5cm" svg:y2="19cm">
          <text:p text:style-name="P1"/>
        </draw:line>
        <draw:rect draw:style-name="gr6" draw:text-style-name="P6" draw:layer="layout" svg:width="8.5cm" svg:height="1.5cm" svg:x="2.75cm" svg:y="16.298cm">
          <text:p text:style-name="P1"><text:span text:style-name="T2">Generischer Code</text:span></text:p>
        </draw:rect>
        <draw:rect draw:style-name="gr6" draw:text-style-name="P5" draw:layer="layout" svg:width="3.75cm" svg:height="4.25cm" svg:x="2.75cm" svg:y="12.048cm">
          <text:p text:style-name="P4"><text:span text:style-name="T2">Individueller</text:span></text:p>
          <text:p text:style-name="P4"><text:span text:style-name="T2">Code</text:span></text:p>
        </draw:rect>
        <draw:rect draw:style-name="gr7" draw:text-style-name="P5" draw:layer="layout" svg:width="4.75cm" svg:height="4.25cm" svg:x="6.5cm" svg:y="12.048cm">
          <text:p text:style-name="P4"><text:span text:style-name="T2">Schematisch</text:span></text:p>
          <text:p text:style-name="P4"><text:span text:style-name="T2">sich </text:span></text:p>
          <text:p text:style-name="P4"><text:span text:style-name="T2">wiederholender </text:span></text:p>
          <text:p text:style-name="P4"><text:span text:style-name="T2">Code</text:span></text:p>
        </draw:rect>
        <draw:rect draw:style-name="gr2" draw:text-style-name="P3" draw:layer="layout" svg:width="7.5cm" svg:height="5.75cm" svg:x="14.5cm" svg:y="12.048cm">
          <text:p text:style-name="P1"/>
        </draw:rect>
        <draw:rect draw:style-name="gr8" draw:text-style-name="P5" draw:layer="layout" svg:width="8.5cm" svg:height="1.5cm" svg:x="14.5cm" svg:y="16.298cm">
          <text:p text:style-name="P1"><text:span text:style-name="T2">Runtime Plattform</text:span></text:p>
        </draw:rect>
        <draw:rect draw:style-name="gr6" draw:text-style-name="P5" draw:layer="layout" svg:width="3.75cm" svg:height="4.25cm" svg:x="14.5cm" svg:y="12.048cm">
          <text:p text:style-name="P4"><text:span text:style-name="T2">Individueller</text:span></text:p>
          <text:p text:style-name="P4"><text:span text:style-name="T2">Code</text:span></text:p>
        </draw:rect>
        <draw:rect draw:style-name="gr7" draw:text-style-name="P5" draw:layer="layout" svg:width="4.75cm" svg:height="4.25cm" svg:x="18.25cm" svg:y="12.048cm">
          <text:p text:style-name="P4"><text:span text:style-name="T2">Schematisch</text:span></text:p>
          <text:p text:style-name="P4"><text:span text:style-name="T2">sich </text:span></text:p>
          <text:p text:style-name="P4"><text:span text:style-name="T2">wiederholender </text:span></text:p>
          <text:p text:style-name="P4"><text:span text:style-name="T2">Code</text:span></text:p>
        </draw:rect>
        <draw:frame draw:style-name="gr9" draw:text-style-name="P1" draw:layer="layout" svg:width="3.75cm" svg:height="1.25cm" svg:x="24.75cm" svg:y="10cm">
          <draw:text-box>
            <text:p text:style-name="P1">Generator</text:p>
          </draw:text-box>
        </draw:frame>
        <draw:custom-shape draw:style-name="gr10" draw:text-style-name="P3" draw:layer="layout" svg:width="1cm" svg:height="2.75cm" svg:x="20.25cm" svg:y="9.2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3" draw:layer="layout" svg:x1="21cm" svg:y1="10.5cm" svg:x2="24.75cm" svg:y2="10.5cm">
          <text:p text:style-name="P1"/>
        </draw:line>
        <draw:connector draw:style-name="gr12" draw:text-style-name="P3" draw:layer="layout" svg:x1="23cm" svg:y1="7.874cm" svg:x2="24.75cm" svg:y2="7.875cm" draw:start-shape="id1" draw:start-glue-point="7" draw:end-shape="id2" draw:end-glue-point="3">
          <text:p text:style-name="P1"/>
        </draw:connector>
        <draw:line draw:style-name="gr13" draw:text-style-name="P3" draw:layer="layout" svg:x1="11.75cm" svg:y1="14.5cm" svg:x2="14.25cm" svg:y2="14.5cm">
          <text:p text:style-name="P1"/>
        </draw:line>
        <draw:line draw:style-name="gr14" draw:text-style-name="P3" draw:layer="layout" svg:x1="13cm" svg:y1="14.5cm" svg:x2="13cm" svg:y2="17cm">
          <text:p text:style-name="P1"/>
        </draw:line>
        <draw:line draw:style-name="gr14" draw:text-style-name="P3" draw:layer="layout" svg:x1="13cm" svg:y1="14.5cm" svg:x2="13cm" svg:y2="7.75cm">
          <text:p text:style-name="P1"/>
        </draw:line>
        <draw:line draw:style-name="gr13" draw:text-style-name="P3" draw:layer="layout" svg:x1="13cm" svg:y1="17cm" svg:x2="14.25cm" svg:y2="17cm">
          <text:p text:style-name="P1"/>
        </draw:line>
        <draw:line draw:style-name="gr13" draw:text-style-name="P3" draw:layer="layout" svg:x1="13cm" svg:y1="7.75cm" svg:x2="14.25cm" svg:y2="7.75cm">
          <text:p text:style-name="P1"/>
        </draw:line>
        <draw:line draw:style-name="gr13" draw:text-style-name="P3" draw:layer="layout" svg:x1="13cm" svg:y1="10.5cm" svg:x2="14.25cm" svg:y2="10.5cm">
          <text:p text:style-name="P1"/>
        </draw:line>
        <draw:frame draw:style-name="gr15" draw:text-style-name="P7" draw:layer="layout" svg:width="15cm" svg:height="0.56cm" svg:x="1.25cm" svg:y="19.25cm">
          <draw:text-box>
            <text:p text:style-name="P1"><text:span text:style-name="T3">In Anlehnung an Voelter/Stahl: Modellgetriebene Softwareentwicklung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 presentation:user-transformed="true">
          <draw:text-box>
            <text:p text:style-name="P1">Faktor-IPS als MDSD-Werkzeug</text:p>
          </draw:text-box>
        </draw:frame>
        <draw:frame draw:style-name="gr3" draw:text-style-name="P1" draw:layer="layout" svg:width="5cm" svg:height="2.75cm" svg:x="20cm" svg:y="6.25cm">
          <draw:text-box>
            <text:p text:style-name="P1">Faktor-DSL</text:p>
          </draw:text-box>
        </draw:frame>
        <draw:custom-shape draw:style-name="gr4" draw:text-style-name="P5" draw:layer="layout" svg:width="5.25cm" svg:height="2.75cm" svg:x="7.5cm" svg:y="6.34cm">
          <text:p text:style-name="P4"><text:span text:style-name="T2">Vertrags- </text:span></text:p>
          <text:p text:style-name="P4"><text:span text:style-name="T2">&amp; Produkt- <text:s/></text:span></text:p>
          <text:p text:style-name="P4"><text:span text:style-name="T2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7.5cm" svg:height="5.75cm" svg:x="4cm" svg:y="13.25cm">
          <text:p text:style-name="P1"/>
        </draw:rect>
        <draw:rect draw:style-name="gr8" draw:text-style-name="P5" draw:layer="layout" svg:width="13.255cm" svg:height="1.5cm" svg:x="4cm" svg:y="17.5cm">
          <text:p text:style-name="P1"><text:span text:style-name="T2">Faktor-IPS Runtime Plattform</text:span></text:p>
        </draw:rect>
        <draw:rect draw:style-name="gr6" draw:text-style-name="P5" draw:layer="layout" svg:width="3.75cm" svg:height="4.25cm" svg:x="4cm" svg:y="13.25cm">
          <text:p text:style-name="P4"><text:span text:style-name="T2">Individueller</text:span></text:p>
          <text:p text:style-name="P4"><text:span text:style-name="T2">Code</text:span></text:p>
        </draw:rect>
        <draw:rect draw:style-name="gr7" draw:text-style-name="P5" draw:layer="layout" svg:width="4.75cm" svg:height="4.25cm" svg:x="7.75cm" svg:y="13.25cm">
          <text:p text:style-name="P4"><text:span text:style-name="T2">Schematisch</text:span></text:p>
          <text:p text:style-name="P4"><text:span text:style-name="T2">sich </text:span></text:p>
          <text:p text:style-name="P4"><text:span text:style-name="T2">wiederholender </text:span></text:p>
          <text:p text:style-name="P4"><text:span text:style-name="T2">Code</text:span></text:p>
        </draw:rect>
        <draw:frame draw:style-name="gr9" draw:text-style-name="P1" draw:layer="layout" svg:width="5cm" svg:height="1.907cm" svg:x="20cm" svg:y="10.75cm">
          <draw:text-box>
            <text:p text:style-name="P1">Faktor-IPS</text:p>
            <text:p text:style-name="P1">Generator</text:p>
          </draw:text-box>
        </draw:frame>
        <draw:custom-shape draw:style-name="gr10" draw:text-style-name="P3" draw:layer="layout" svg:width="1cm" svg:height="4.16cm" svg:x="9.745cm" svg:y="9.0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3" draw:layer="layout" svg:x1="12.75cm" svg:y1="7.75cm" svg:x2="20cm" svg:y2="7.75cm">
          <text:p text:style-name="P1"/>
        </draw:line>
        <draw:line draw:style-name="gr11" draw:text-style-name="P3" draw:layer="layout" svg:x1="15.25cm" svg:y1="11.25cm" svg:x2="20cm" svg:y2="11.25cm">
          <text:p text:style-name="P1"/>
        </draw:line>
        <draw:rect draw:style-name="gr7" draw:text-style-name="P5" draw:layer="layout" svg:width="4.75cm" svg:height="4.25cm" svg:x="12.45cm" svg:y="13.25cm">
          <text:p text:style-name="P4"><text:span text:style-name="T2">Produktdaten</text:span></text:p>
        </draw:rect>
        <draw:custom-shape draw:style-name="gr4" draw:text-style-name="P5" draw:layer="layout" svg:width="5cm" svg:height="2.75cm" svg:x="12.25cm" svg:y="8.25cm">
          <text:p text:style-name="P4"><text:span text:style-name="T2">Produkt-</text:span></text:p>
          <text:p text:style-name="P4"><text:span text:style-name="T2">da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3" draw:layer="layout" svg:width="0.75cm" svg:height="2.25cm" svg:x="14.5cm" svg:y="11cm">
          <text:p text:style-name="P1"/>
          <draw:enhanced-geometry svg:viewBox="0 0 21600 21600" draw:text-areas="?f0 0 ?f2 ?f5" draw:type="down-arrow" draw:modifiers="12416.8813860506 2093.10689310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3" draw:layer="layout" svg:x1="10.5cm" svg:y1="11.75cm" svg:x2="20cm" svg:y2="11.75cm">
          <text:p text:style-name="P1"/>
        </draw:lin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4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4.716cm" svg:height="3.489cm" svg:x="3.033cm" svg:y="2.412cm" presentation:class="title" presentation:user-transformed="true">
          <draw:text-box>
            <text:p text:style-name="P1">Modellierung</text:p>
          </draw:text-box>
        </draw:frame>
        <draw:frame presentation:style-name="pr3" draw:text-style-name="P2" draw:layer="layout" svg:width="23.645cm" svg:height="11.96cm" svg:x="3.033cm" svg:y="6.284cm" presentation:class="outline" presentation:user-transformed="true">
          <draw:text-box>
            <text:list text:style-name="L2">
              <text:list-item>
                <text:p text:style-name="P2">Produkt / Tarif</text:p>
              </text:list-item>
            </text:list>
            <text:list text:style-name="L2">
              <text:list-item>
                <text:list>
                  <text:list-item>
                    <text:p text:style-name="P8">Um Produktinformationen beauskunften zu können, muss die Produktinformation in Produktobjekten beschrieben werden.</text:p>
                  </text:list-item>
                </text:list>
              </text:list-item>
            </text:list>
            <text:list text:style-name="L2">
              <text:list-item>
                <text:p text:style-name="P2">Vertrag</text:p>
              </text:list-item>
            </text:list>
            <text:list text:style-name="L2">
              <text:list-item>
                <text:list>
                  <text:list-item>
                    <text:p text:style-name="P8">Tarifberechnungen und Prüfungen erwarten als Eingabe Verträge (bzw. Angebote / Anträge) bzw. Teile hierv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4" draw:text-style-name="P9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3cm" svg:y="2.412cm" presentation:class="title" presentation:user-transformed="true">
          <draw:text-box>
            <text:p text:style-name="P1">Zusammenhang Vertrag-Produkt</text:p>
          </draw:text-box>
        </draw:frame>
        <draw:frame presentation:style-name="pr5" draw:text-style-name="P2" draw:layer="layout" svg:width="23.645cm" svg:height="7.585cm" svg:x="2.855cm" svg:y="10.25cm" presentation:class="outline" presentation:user-transformed="true">
          <draw:text-box>
            <text:list text:style-name="L2">
              <text:list-item>
                <text:p text:style-name="P2">Ein Vertrag basiert auf einem Produkt. Das Produkt enthält die Eigenschaften, die in allem auf ihm basierenden Verträgen identisch sind. Darüber hinaus beschreiben Produkte u. a. </text:p>
              </text:list-item>
            </text:list>
            <text:list text:style-name="L2">
              <text:list-item>
                <text:list>
                  <text:list-item>
                    <text:p text:style-name="P8">die Bedingungen unter denen ein Vertrag abgeschlossen werden kann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/>zulässige Vertragsvarian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wie die versicherten Risiken und Leistungsversprechen</text:p>
                  </text:list-item>
                </text:list>
              </text:list-item>
            </text:list>
          </draw:text-box>
        </draw:frame>
        <draw:rect draw:style-name="gr16" draw:text-style-name="P10" draw:id="id3" draw:layer="layout" svg:width="4.4cm" svg:height="1.25cm" svg:x="8.1cm" svg:y="6.9cm">
          <text:p text:style-name="P1"><text:span text:style-name="T4">Vertrag</text:span></text:p>
        </draw:rect>
        <draw:rect draw:style-name="gr16" draw:text-style-name="P10" draw:id="id4" draw:layer="layout" svg:width="4.751cm" svg:height="1.25cm" svg:x="16.998cm" svg:y="6.9cm">
          <text:p text:style-name="P4"><text:span text:style-name="T4">Produkt</text:span></text:p>
        </draw:rect>
        <draw:connector draw:style-name="gr17" draw:text-style-name="P3" draw:layer="layout" draw:type="line" svg:x1="12.5cm" svg:y1="7.525cm" svg:x2="16.998cm" svg:y2="7.525cm" draw:start-shape="id3" draw:start-glue-point="1" draw:end-shape="id4">
          <text:p text:style-name="P1"/>
        </draw:connector>
        <draw:frame draw:style-name="gr18" draw:text-style-name="P11" draw:layer="layout" svg:width="2.034cm" svg:height="0.399cm" svg:x="14.75cm" svg:y="7.051cm">
          <draw:text-box>
            <text:p text:style-name="P1"><text:span text:style-name="T5">basiert auf <text:s text:c="3"/>1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4" draw:text-style-name="P9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Konkrete Produkte sind Instanzen der Produktklassen</text:p>
          </draw:text-box>
        </draw:frame>
        <draw:frame presentation:style-name="pr6" draw:text-style-name="P2" draw:layer="layout" svg:width="23.645cm" svg:height="5.244cm" svg:x="3.034cm" svg:y="13cm" presentation:class="outline" presentation:user-transformed="true">
          <draw:text-box>
            <text:list text:style-name="L2">
              <text:list-item>
                <text:p text:style-name="P2">Das Klassenmodell wird von der Anwendungsentwicklung auf Basis der Anforderungen der Fachabteilung entwickelt.</text:p>
              </text:list-item>
            </text:list>
            <text:list text:style-name="L2">
              <text:list-item>
                <text:p text:style-name="P2">Die Fachabteilung definiert Produkt durch Anlegung von Produktbausteinen (=Instanzen der Produktklassen).</text:p>
              </text:list-item>
            </text:list>
          </draw:text-box>
        </draw:frame>
        <draw:rect draw:style-name="gr16" draw:text-style-name="P10" draw:id="id5" draw:layer="layout" svg:width="5.001cm" svg:height="1.25cm" svg:x="7.5cm" svg:y="6.9cm">
          <text:p text:style-name="P1"><text:span text:style-name="T4">HausratVertrag</text:span></text:p>
        </draw:rect>
        <draw:rect draw:style-name="gr16" draw:text-style-name="P10" draw:id="id6" draw:layer="layout" svg:width="5.501cm" svg:height="1.25cm" svg:x="16.999cm" svg:y="6.9cm">
          <text:p text:style-name="P4"><text:span text:style-name="T4">HausratProdukt</text:span></text:p>
        </draw:rect>
        <draw:connector draw:style-name="gr17" draw:text-style-name="P3" draw:layer="layout" draw:type="line" svg:x1="12.501cm" svg:y1="7.525cm" svg:x2="16.999cm" svg:y2="7.525cm" draw:start-shape="id5" draw:start-glue-point="1" draw:end-shape="id6">
          <text:p text:style-name="P1"/>
        </draw:connector>
        <draw:frame draw:style-name="gr18" draw:text-style-name="P11" draw:layer="layout" svg:width="2.034cm" svg:height="0.399cm" svg:x="14.751cm" svg:y="7.051cm">
          <draw:text-box>
            <text:p text:style-name="P1"><text:span text:style-name="T5">basiert auf <text:s text:c="3"/>1</text:span></text:p>
          </draw:text-box>
        </draw:frame>
        <draw:rect draw:style-name="gr19" draw:text-style-name="P10" draw:layer="layout" svg:width="5.501cm" svg:height="1.25cm" svg:x="14cm" svg:y="11cm">
          <text:p text:style-name="P4"><text:span text:style-name="T4">HausratJungeFamilie</text:span></text:p>
        </draw:rect>
        <draw:rect draw:style-name="gr19" draw:text-style-name="P10" draw:layer="layout" svg:width="5.501cm" svg:height="1.25cm" svg:x="20.729cm" svg:y="11.004cm">
          <text:p text:style-name="P4"><text:span text:style-name="T4">HausratSingle</text:span></text:p>
        </draw:rect>
        <draw:line draw:style-name="gr20" draw:text-style-name="P3" draw:layer="layout" svg:x1="16.75cm" svg:y1="10cm" svg:x2="18cm" svg:y2="8.25cm">
          <text:p text:style-name="P1"/>
        </draw:line>
        <draw:line draw:style-name="gr20" draw:text-style-name="P3" draw:layer="layout" svg:x1="23.25cm" svg:y1="10cm" svg:x2="21.25cm" svg:y2="8.25cm">
          <text:p text:style-name="P1"/>
        </draw:line>
        <draw:frame draw:style-name="gr18" draw:text-style-name="P11" draw:layer="layout" svg:width="2.034cm" svg:height="0.399cm" svg:x="18.716cm" svg:y="8.5cm">
          <draw:text-box>
            <text:p text:style-name="P4"><text:span text:style-name="T5">instane of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Funktionsumfang der Entwicklungswerkzeuge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Modellierungswerkzeug für fachliche Modelle <text:line-break/>(Vertrags &amp; Produktklassen, Tabellen)</text:p>
              </text:list-item>
            </text:list>
            <text:list text:style-name="L2">
              <text:list-item>
                <text:p text:style-name="P2">Pflegewerkzeug für Produktinformationen</text:p>
              </text:list-item>
            </text:list>
            <text:list text:style-name="L2">
              <text:list-item>
                <text:p text:style-name="P2">Werkzeug zur Definition und Ausführung von fachlichen Testfällen</text:p>
              </text:list-item>
            </text:list>
            <text:list text:style-name="L2">
              <text:list-item>
                <text:p text:style-name="P2">Codegeneratoren</text:p>
              </text:list-item>
            </text:list>
            <text:list text:style-name="L2">
              <text:list-item>
                <text:p text:style-name="P2">Integration mit Stanardwerkzeugen zum Konfigurations-management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>
          <draw:text-box>
            <text:p text:style-name="P1">Leistungsumfang Faktor-IPS Runtime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Effizienter Zugriff auf Produktdaten über ein Repository</text:p>
              </text:list-item>
            </text:list>
            <text:list text:style-name="L2">
              <text:list-item>
                <text:p text:style-name="P2">Ablauffähig auf allen Plattformen auf denen eine <text:line-break/>JVM &gt; 1.4 zur Verfügung steht.</text:p>
              </text:list-item>
            </text:list>
            <text:list text:style-name="L2">
              <text:list-item>
                <text:list>
                  <text:list-item>
                    <text:p text:style-name="P8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nix,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S / 390, Z/OS</text:p>
                  </text:list-item>
                </text:list>
              </text:list-item>
            </text:list>
            <text:list text:style-name="L2">
              <text:list-item>
                <text:p text:style-name="P2">Leicht integrierbar</text:p>
              </text:list-item>
            </text:list>
            <text:list text:style-name="L2">
              <text:list-item>
                <text:list>
                  <text:list-item>
                    <text:p text:style-name="P8">in JEE Architekturen (EJB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 JSE Architektu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über Webser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über J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3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Jan Ortmann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chliche Komponentenarchitektur</dc:title>
    <meta:creation-date>2005-01-27T17:09:12</meta:creation-date>
    <dc:creator>Jan Ortmann</dc:creator>
    <dc:date>2008-01-10T23:28:44</dc:date>
    <meta:printed-by>Jan Ortmann</meta:printed-by>
    <meta:print-date>2005-02-13T19:41:59</meta:print-date>
    <dc:language>de-DE</dc:language>
    <meta:editing-cycles>635</meta:editing-cycles>
    <meta:editing-duration>P5DT8H51M11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